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89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0.7291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92d050"/>
    </style:style>
    <style:style style:name="ce4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17" table:default-cell-style-name="ce4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2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4" table:number-columns-repeated="1017" table:default-cell-style-name="ce4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6">00/00/0000</text:date>, <text:time style:data-style-name="N2" text:time-value="14:03:01.123692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6-06T14:03:09.798169643</dc:date>
    <meta:editing-duration>PT1H56M27S</meta:editing-duration>
    <meta:editing-cycles>25</meta:editing-cycles>
    <meta:document-statistic meta:table-count="2" meta:cell-count="5608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